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07cm" table:align="right"/>
    </style:style>
    <style:style style:name="Table1.A" style:family="table-column">
      <style:table-column-properties style:column-width="17.507cm"/>
    </style:style>
    <style:style style:name="Table1.A1" style:family="table-cell">
      <style:table-cell-properties fo:padding="0.3cm" fo:border="0.05pt solid #000000"/>
    </style:style>
    <style:style style:name="Table1.A2" style:family="table-cell">
      <style:table-cell-properties fo:padding="0.3cm" fo:border-left="0.05pt solid #000000" fo:border-right="0.05pt solid #000000" fo:border-top="none" fo:border-bottom="0.05pt solid #000000"/>
    </style:style>
    <style:style style:name="Table2" style:family="table">
      <style:table-properties style:width="17.507cm" fo:break-before="page" table:align="right"/>
    </style:style>
    <style:style style:name="Table2.A" style:family="table-column">
      <style:table-column-properties style:column-width="17.507cm"/>
    </style:style>
    <style:style style:name="Table2.A1" style:family="table-cell">
      <style:table-cell-properties fo:padding="0.3cm" fo:border="0.05pt solid #000000"/>
    </style:style>
    <style:style style:name="Table2.A2" style:family="table-cell">
      <style:table-cell-properties fo:padding="0.3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f3cba"/>
    </style:style>
    <style:style style:name="P2" style:family="paragraph" style:parent-style-name="Text_20_body">
      <style:text-properties officeooo:paragraph-rsid="0020f41c"/>
    </style:style>
    <style:style style:name="P3" style:family="paragraph" style:parent-style-name="Text_20_body">
      <style:text-properties officeooo:rsid="001d9149" officeooo:paragraph-rsid="001d9149"/>
    </style:style>
    <style:style style:name="P4" style:family="paragraph" style:parent-style-name="Text_20_body">
      <style:text-properties officeooo:paragraph-rsid="001d9149"/>
    </style:style>
    <style:style style:name="P5" style:family="paragraph" style:parent-style-name="Heading_20_1">
      <style:text-properties officeooo:paragraph-rsid="0020f41c"/>
    </style:style>
    <style:style style:name="P6" style:family="paragraph" style:parent-style-name="Header">
      <style:paragraph-properties>
        <style:tab-stops>
          <style:tab-stop style:position="8.795cm" style:type="center"/>
          <style:tab-stop style:position="17.588cm" style:type="right"/>
        </style:tab-stops>
      </style:paragraph-properties>
      <style:text-properties officeooo:rsid="0022fd97"/>
    </style:style>
    <style:style style:name="P7" style:family="paragraph" style:parent-style-name="Text_20_body" style:list-style-name="List_20_2">
      <style:text-properties officeooo:paragraph-rsid="001d9149"/>
    </style:style>
    <style:style style:name="P8" style:family="paragraph" style:parent-style-name="Text_20_body" style:list-style-name="L1">
      <style:text-properties officeooo:paragraph-rsid="001f3cba"/>
    </style:style>
    <style:style style:name="P9" style:family="paragraph" style:parent-style-name="Text_20_body" style:list-style-name="L1">
      <style:text-properties officeooo:paragraph-rsid="0020f41c"/>
    </style:style>
    <style:style style:name="P10" style:family="paragraph" style:parent-style-name="Text_20_body" style:list-style-name="L2">
      <style:text-properties officeooo:paragraph-rsid="001f3cba"/>
    </style:style>
    <style:style style:name="P11" style:family="paragraph" style:parent-style-name="Text_20_body" style:list-style-name="L3">
      <style:text-properties officeooo:paragraph-rsid="001f3cba"/>
    </style:style>
    <style:style style:name="P12" style:family="paragraph" style:parent-style-name="Text_20_body" style:list-style-name="L4">
      <style:text-properties officeooo:paragraph-rsid="001f3cba"/>
    </style:style>
    <style:style style:name="P13" style:family="paragraph" style:parent-style-name="Footer">
      <style:text-properties officeooo:rsid="0022fd97" officeooo:paragraph-rsid="0022fd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9149"/>
    </style:style>
    <style:style style:name="T3" style:family="text">
      <style:text-properties officeooo:rsid="001f3cba"/>
    </style:style>
    <style:style style:name="T4" style:family="text">
      <style:text-properties officeooo:rsid="0023bf9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UC1 : Gérer les listes de données</text:h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<text:span text:style-name="T1">Périmètre </text:span>: Application de gestion des stages de la faculté de l’éducation</text:p>
          </table:table-cell>
        </table:table-row>
        <table:table-row>
          <table:table-cell table:style-name="Table1.A2" office:value-type="string">
            <text:p text:style-name="Text_20_body"><text:span text:style-name="T1">Niveau </text:span>: Utilisateur interne</text:p>
          </table:table-cell>
        </table:table-row>
        <table:table-row>
          <table:table-cell table:style-name="Table1.A2" office:value-type="string">
            <text:p text:style-name="Text_20_body"><text:span text:style-name="T1">Acteur principal </text:span>: administrateur</text:p>
          </table:table-cell>
        </table:table-row>
        <table:table-row>
          <table:table-cell table:style-name="Table1.A2" office:value-type="string">
            <text:p text:style-name="P3"><text:span text:style-name="T1">Parties prenantes et intérêts</text:span> :</text:p>
            <text:list xml:id="list4164940078977174994" text:style-name="List_20_2">
              <text:list-item>
                <text:p text:style-name="P7"><text:span text:style-name="T1">L’administrateur</text:span> <text:span text:style-name="T2">v</text:span>eut mettre à jour les listes de données relatives au placement en stage afin d’intervenir, de transmettre et de communiquer avec les intervenants du système.</text:p>
              </text:list-item>
              <text:list-item>
                <text:p text:style-name="P7"><text:span text:style-name="T1">Le Bureau de la formation pratique</text:span> <text:span text:style-name="T2">v</text:span>eut gérer et rendre disponibles des informations à jour sous une interface conviviale et facile d’accès.</text:p>
              </text:list-item>
              <text:list-item>
                <text:p text:style-name="P7"><text:span text:style-name="T1">Les agents de stage</text:span> et <text:span text:style-name="T1">les organismes</text:span> externes <text:span text:style-name="T2">v</text:span>eulent avoir accès à des données actives, exactes et validées. </text:p>
              </text:list-item>
              <text:list-item>
                <text:p text:style-name="P7"><text:span text:style-name="T1">Les organismes externes</text:span> ou <text:span text:style-name="T1">personnes ressources</text:span> <text:span text:style-name="T2">v</text:span>eulent mettre à jour les informations de son organisme ou de ses constituants.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1">Préalables </text:span>: L’administrateur doit être connecté au système.</text:p>
          </table:table-cell>
        </table:table-row>
        <table:table-row>
          <table:table-cell table:style-name="Table1.A2" office:value-type="string">
            <text:p text:style-name="P1"><text:span text:style-name="T1">Post-conditions</text:span> : Les transactions doivent être enregistrées et journalisées.</text:p>
          </table:table-cell>
        </table:table-row>
        <table:table-row>
          <table:table-cell table:style-name="Table1.A2" office:value-type="string">
            <text:p text:style-name="P1"><text:span text:style-name="T1">Scénario principal</text:span> :</text:p>
            <text:list xml:id="list387653845081144901" text:style-name="L1">
              <text:list-item>
                <text:p text:style-name="P8">L’utilisateur principal accède à la banque de savoirs</text:p>
              </text:list-item>
              <text:list-item>
                <text:p text:style-name="P8">Le système affiche les différentes listes de la banque de savoirs</text:p>
              </text:list-item>
              <text:list-item>
                <text:p text:style-name="P8">L’utilisateur principal sélectionne une des listes</text:p>
              </text:list-item>
              <text:list-item>
                <text:p text:style-name="P8">Le système affiche les éléments de la liste de la banque de savoirs</text:p>
              </text:list-item>
            </text:list>
          </table:table-cell>
        </table:table-row>
      </table:table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list xml:id="list95323820156634" text:continue-numbering="true" text:style-name="L1">
              <text:list-item>
                <text:p text:style-name="P9">L’utilisateur principal sélectionne un des éléments de la liste</text:p>
              </text:list-item>
              <text:list-item>
                <text:p text:style-name="P9">Le système affiche l’élément de la liste </text:p>
              </text:list-item>
              <text:list-item>
                <text:p text:style-name="P9">L’utilisateur principal effectue l’action sur l’élément de la liste</text:p>
              </text:list-item>
              <text:list-item>
                <text:p text:style-name="P9">Le système affiche le message de confirmation de l’action réalisée</text:p>
              </text:list-item>
            </text:list>
          </table:table-cell>
        </table:table-row>
        <table:table-row>
          <table:table-cell table:style-name="Table2.A2" office:value-type="string">
            <text:p text:style-name="P1"><text:span text:style-name="T1">Scénarios alternatifs</text:span> :</text:p>
            <text:p text:style-name="P1">7a. <text:span text:style-name="T3">L</text:span>’utilisateur principal crée un nouvel élément de liste </text:p>
            <text:list xml:id="list8557389266243908214" text:style-name="L2">
              <text:list-item>
                <text:p text:style-name="P10">Le système journalise la création de l’élément.</text:p>
              </text:list-item>
              <text:list-item>
                <text:p text:style-name="P10">L’utilisateur retourne au point 8 du scénario principal.</text:p>
              </text:list-item>
            </text:list>
            <text:p text:style-name="P1">7b. <text:span text:style-name="T3">L</text:span>’utilisateur principal modifie un élément de liste </text:p>
            <text:list xml:id="list6213373478273731949" text:style-name="L3">
              <text:list-item>
                <text:p text:style-name="P11">Le système journalise la modification de l’élément.</text:p>
              </text:list-item>
              <text:list-item>
                <text:p text:style-name="P11">L’utilisateur retourne au point 8 du scénario principal.</text:p>
              </text:list-item>
            </text:list>
            <text:p text:style-name="P1">7c. <text:span text:style-name="T3">L</text:span>’utilisateur principal supprime un élément de liste </text:p>
            <text:list xml:id="list1253764031732472814" text:style-name="L4">
              <text:list-item>
                <text:p text:style-name="P12">Le système affiche le message de confirmation de suppression.</text:p>
              </text:list-item>
              <text:list-item>
                <text:p text:style-name="P12">Le système journalise la suppression de l’élément.</text:p>
              </text:list-item>
              <text:list-item>
                <text:p text:style-name="P12">L’utilisateur retourne au point 8 du scénario principal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style:page-number="auto" fo:background-color="transparent">
        <style:tab-stops/>
        <style:background-image/>
      </style:paragraph-properties>
      <style:text-properties style:font-name="Arial" fo:font-family="Arial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WW_5f_CharLFO9LVL1" style:display-name="WW_CharLFO9LVL1" style:family="text">
      <style:text-properties style:font-name="Arial Narrow" fo:font-family="'Arial Narrow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Arial Narrow" fo:font-family="'Arial Narrow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17.588cm" style:type="right"/>
        </style:tab-stops>
      </style:paragraph-properties>
      <style:text-properties officeooo:rsid="0022fd97"/>
    </style:style>
    <style:style style:name="MP2" style:family="paragraph" style:parent-style-name="Footer">
      <style:text-properties officeooo:rsid="0022fd97" officeooo:paragraph-rsid="0022fd97"/>
    </style:style>
    <style:style style:name="MT1" style:family="text">
      <style:text-properties officeooo:rsid="0023bf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UQAM | SADSI<text:tab/><text:tab/><text:title>Application de gestion des stages</text:title></text:p>
      </style:header>
      <style:footer>
        <text:p text:style-name="MP2">Création <text:span text:style-name="MT1">le </text:span><text:creation-date style:data-style-name="N76">27 mai 2015</text:creation-date> <text:span text:style-name="MT1">par </text:span><text:span text:style-name="MT1"><text:initial-creator>Gabriel Com</text:initial-creator></text:span><text:tab/><text:tab/></text:p>
        <text:p text:style-name="MP2">Modifié <text:span text:style-name="MT1">le </text:span><text:modification-date style:data-style-name="N76">28 mai 2015</text:modification-date> <text:span text:style-name="MT1">par </text:span><text:span text:style-name="MT1"><text:creator>Gabriel Com</text:creator></text:span><text:tab/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Com</meta:initial-creator>
    <meta:creation-date>2015-05-27T13:08:55.205729000</meta:creation-date>
    <dc:date>2015-05-28T09:53:22.423815000</dc:date>
    <dc:creator>Gabriel Com</dc:creator>
    <meta:editing-duration>PT1H10M9S</meta:editing-duration>
    <meta:editing-cycles>8</meta:editing-cycles>
    <meta:generator>LibreOffice/4.3.4.1$MacOSX_X86_64 LibreOffice_project/bc356b2f991740509f321d70e4512a6a54c5f243</meta:generator>
    <dc:title>Application de gestion des stages</dc:title>
    <meta:document-statistic meta:table-count="2" meta:image-count="0" meta:object-count="0" meta:page-count="2" meta:paragraph-count="34" meta:word-count="338" meta:character-count="2121" meta:non-whitespace-character-count="1827"/>
  </office:meta>
</office:document-meta>
</file>